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erConfigImpl.getMatch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ConfigImpl.setMatcherName( String ne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ConfigImpl.getMai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ConfigImpl.setMailetContext( MailetContext new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ConfigImpl.setCondition( String newCond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ConfigImpl.get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